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1cm"/>
    </style:style>
    <style:style style:name="co3" style:family="table-column">
      <style:table-column-properties fo:break-before="auto" style:column-width="4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Explanatory_20_Text" style:data-style-name="N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Excel_20_Built-in_20_Explanatory_20_Text"/>
        <table:table-column table:style-name="co2" table:default-cell-style-name="Excel_20_Built-in_20_Explanatory_20_Text"/>
        <table:table-column table:style-name="co3" table:default-cell-style-name="Excel_20_Built-in_20_Explanatory_20_Text"/>
        <table:table-column table:style-name="co1" table:number-columns-repeated="2" table:default-cell-style-name="Excel_20_Built-in_20_Explanatory_20_Text"/>
        <table:table-column table:style-name="co1" table:default-cell-style-name="ce1"/>
        <table:table-row table:style-name="ro1">
          <table:table-cell table:style-name="Default" office:value-type="string" calcext:value-type="string">
            <text:p>tumor_id</text:p>
          </table:table-cell>
          <table:table-cell table:style-name="Default" office:value-type="string" calcext:value-type="string">
            <text:p>sexo</text:p>
          </table:table-cell>
          <table:table-cell table:style-name="Default" office:value-type="string" calcext:value-type="string">
            <text:p>GrupoPronostico_MSKCC_en1lineaTKI</text:p>
          </table:table-cell>
          <table:table-cell table:style-name="Default" office:value-type="string" calcext:value-type="string">
            <text:p>1erTKI_cual</text:p>
          </table:table-cell>
          <table:table-cell table:style-name="Default" office:value-type="string" calcext:value-type="string">
            <text:p>MejorRespuesta_1erTKI</text:p>
          </table:table-cell>
          <table:table-cell table:style-name="Default" office:value-type="string" calcext:value-type="string">
            <text:p>EXITUS_si_no</text:p>
          </table:table-cell>
          <table:table-cell table:style-name="Default" office:value-type="string" calcext:value-type="string">
            <text:p>nefrectomia</text:p>
          </table:table-cell>
        </table:table-row>
        <table:table-row table:style-name="ro2">
          <table:table-cell office:value-type="string" calcext:value-type="string">
            <text:p>15T008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5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5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5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5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14T025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8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5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8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8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8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2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15T018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7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2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2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7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7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7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2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6T013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6T013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7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7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7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8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8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6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8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8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6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5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5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5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5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9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5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9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5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5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5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5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3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3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3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3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3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3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3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3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4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4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4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4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4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4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5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6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6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1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1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1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7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6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6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6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6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6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6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2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6T015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6T015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6T015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6T015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8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6T015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29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29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29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29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29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29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29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29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/Everolimus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0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0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0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15T030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0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0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0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0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0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2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2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3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4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5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5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5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3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6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3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0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04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2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No (continúa 1a líne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28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No (exitus tras 1a línea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1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1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1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1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1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1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1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6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6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4T026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21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7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7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7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orafe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7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9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9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33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nitinib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15T033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nitinib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15T033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nitinib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15T018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9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Intermedio</text:p>
          </table:table-cell>
          <table:table-cell office:value-type="string" calcext:value-type="string">
            <text:p>Pazopanib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15T019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unitinib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date-style style:name="N146P0" style:volatile="true">
      <number:day/>
      <number:text>-</number:text>
      <number:month number:textual="true"/>
      <number:text>-</number:text>
      <number:year/>
    </number:date-style>
    <number:text-style style:name="N146">
      <number:text-content/>
      <style:map style:condition="value()&lt;=1.7976931348623157E+308" style:apply-style-name="N146P0"/>
    </number:text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8:28:31.806583382</meta:creation-date>
    <dc:date>2024-11-12T17:28:37.152678081</dc:date>
    <meta:editing-duration>PT1H2M19S</meta:editing-duration>
    <meta:editing-cycles>5</meta:editing-cycles>
    <meta:generator>LibreOffice/7.4.7.2$Linux_X86_64 LibreOffice_project/40$Build-2</meta:generator>
    <meta:document-statistic meta:table-count="1" meta:cell-count="973" meta:object-count="0"/>
  </office:meta>
</office:document-meta>
</file>